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a044a" officeooo:paragraph-rsid="000a044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a8330"/>
    </style:style>
    <style:style style:name="T5" style:family="text">
      <style:text-properties officeooo:rsid="000b88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<text:span text:style-name="T5">7</text:span> / 573 = 0.0<text:span text:style-name="T5">122</text:span></text:p>
      <text:p text:style-name="Preformatted_20_Text">Title, Flying Goat Pose.</text:p>
      <text:p text:style-name="Preformatted_20_Text">With that rear leg lifted, index fingers growing out of your skull, straighten that standing</text:p>
      <text:p text:style-name="Preformatted_20_Text">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-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, where we practiced itself,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-third of the company that worked in Boston, they promised to install</text:p>
      <text:p text:style-name="Preformatted_20_Text">a salad bar in our cafeteria.</text:p>
      <text:p text:style-name="Preformatted_20_Text">Since Cincinnati employees paid use fees for the fitness center, we guessed the company</text:p>
      <text:p text:style-name="Preformatted_20_Text">believed all was fair.</text:p>
      <text:p text:style-name="Preformatted_20_Text"><text:span text:style-name="T2">They're</text:span> <text:span text:style-name="T2">in</text:span> <text:span text:style-name="T2">suit</text:span> <text:span text:style-name="T2">or</text:span> ruckus.</text:p>
      <text:p text:style-name="Preformatted_20_Text">When the dust settled, we got a fitness center, but we would not get a pool<text:span text:style-name="T3">, and</text:span> the 45-minute</text:p>
      <text:p text:style-name="Preformatted_20_Text">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-hour and 15-minute lunch hour.</text:p>
      <text:p text:style-name="Preformatted_20_Text">Then sometime in the late 1990s, we began yoga classes.</text:p>
      <text:p text:style-name="Preformatted_20_Text">We never forgot the salad bar, and we used an hour and 15 minutes to make a 45-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, packed mat to mat.</text:p>
      <text:p text:style-name="Preformatted_20_Text">So what?</text:p>
      <text:p text:style-name="Preformatted_20_Text">The steel doors swung inward, and a latecomer may get a tap on the head.</text:p>
      <text:p text:style-name="Preformatted_20_Text">Terry was a consistent offender.</text:p>
      <text:p text:style-name="Preformatted_20_Text"><text:soft-page-break/>We grumbled within our yoga family.</text:p>
      <text:p text:style-name="Preformatted_20_Text"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<text:span text:style-name="T2">Unlike</text:span> <text:span text:style-name="T2">a</text:span>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2:47:34.363000000</dc:date>
    <meta:editing-duration>PT1H24M4S</meta:editing-duration>
    <meta:editing-cycles>3</meta:editing-cycles>
    <meta:document-statistic meta:table-count="0" meta:image-count="0" meta:object-count="0" meta:page-count="2" meta:paragraph-count="63" meta:word-count="580" meta:character-count="3166" meta:non-whitespace-character-count="2649"/>
  </office:meta>
</office:document-meta>
</file>